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DC7CCDFB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9075in"/>
    </style:style>
    <style:style style:name="co7" style:family="table-column">
      <style:table-column-properties fo:break-before="auto" style:column-width="0.7744in"/>
    </style:style>
    <style:style style:name="co8" style:family="table-column">
      <style:table-column-properties fo:break-before="auto" style:column-width="0.7083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862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UNSTRUCT</text:p>
          </table:table-cell>
          <table:table-cell table:number-columns-repeated="8"/>
          <table:table-cell office:value-type="string">
            <text:p>OPTIM FLAGS?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TURING</text:p>
          </table:table-cell>
          <table:table-cell table:style-name="ce1" office:value-type="string">
            <text:p>CPU</text:p>
          </table:table-cell>
          <table:table-cell/>
          <table:table-cell table:style-name="ce3"/>
          <table:table-cell/>
          <table:table-cell table:style-name="ce3" office:value-type="string">
            <text:p>Timing reported in seconds</text:p>
          </table:table-cell>
          <table:table-cell table:number-columns-repeated="2"/>
          <table:table-cell office:value-type="string">
            <text:p>no flag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MIDAS</text:p>
          </table:table-cell>
          <table:table-cell table:style-name="ce1" office:value-type="string">
            <text:p>GPU</text:p>
          </table:table-cell>
          <table:table-cell office:value-type="string">
            <text:p>Tesla C2070</text:p>
          </table:table-cell>
          <table:table-cell office:value-type="string">
            <text:p>6/1 Xeon CPU</text:p>
          </table:table-cell>
          <table:table-cell table:number-columns-repeated="4"/>
          <table:table-cell table:style-name="ce3" office:value-type="string">
            <text:p>---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# points</text:p>
          </table:table-cell>
          <table:table-cell table:style-name="ce1" office:value-type="string">
            <text:p>velocity cpu</text:p>
          </table:table-cell>
          <table:table-cell table:style-name="ce1" office:value-type="string">
            <text:p>velocity gpu</text:p>
          </table:table-cell>
          <table:table-cell table:style-name="ce1" office:value-type="string">
            <text:p>vel gpu_4</text:p>
          </table:table-cell>
          <table:table-cell table:style-name="ce1" office:value-type="string">
            <text:p>vel gpu_5</text:p>
          </table:table-cell>
          <table:table-cell table:style-name="ce1" office:value-type="string">
            <text:p>force cpu</text:p>
          </table:table-cell>
          <table:table-cell table:style-name="ce1" office:value-type="string">
            <text:p>force gpu</text:p>
          </table:table-cell>
          <table:table-cell table:style-name="ce1" office:value-type="string">
            <text:p>total cpu</text:p>
          </table:table-cell>
          <table:table-cell table:style-name="ce1" office:value-type="string">
            <text:p>total gpu</text:p>
          </table:table-cell>
          <table:table-cell table:style-name="ce1" office:value-type="string">
            <text:p>total gpu_4</text:p>
          </table:table-cell>
          <table:table-cell table:style-name="ce1" office:value-type="string">
            <text:p>total gpu_5</text:p>
          </table:table-cell>
          <table:table-cell table:style-name="ce1" office:value-type="string">
            <text:p>time steps</text:p>
          </table:table-cell>
          <table:table-cell table:style-name="ce1" office:value-type="string">
            <text:p>Check_4</text:p>
          </table:table-cell>
          <table:table-cell table:style-name="ce1" office:value-type="string">
            <text:p>Check_5</text:p>
          </table:table-cell>
          <table:table-cell table:style-name="ce1" office:value-type="string">
            <text:p>Not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5">
            <text:p>0.05</text:p>
          </table:table-cell>
          <table:table-cell table:formula="of:=26.6992000304*10^(-3)" office:value-type="float" office:value="0.0266992000304">
            <text:p>0.0266992</text:p>
          </table:table-cell>
          <table:table-cell office:value-type="string">
            <text:p>---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6">
            <text:p>0.66</text:p>
          </table:table-cell>
          <table:table-cell table:formula="of:=31.140064086*10^(-3)" office:value-type="float" office:value="0.031140064086">
            <text:p>0.0311400641</text:p>
          </table:table-cell>
          <table:table-cell office:value-type="string">
            <text:p>---</text:p>
          </table:table-cell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.44">
            <text:p>10.44</text:p>
          </table:table-cell>
          <table:table-cell table:formula="of:=253.6307194382*10^(-3)" office:value-type="float" office:value="0.2536307194382">
            <text:p>0.2536307194</text:p>
          </table:table-cell>
          <table:table-cell office:value-type="string">
            <text:p>---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10.56">
            <text:p>10.56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2"/>
          <table:table-cell/>
          <table:table-cell office:value-type="string">
            <text:p>i.e. <text:s/>first column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3.93">
            <text:p>43.93</text:p>
          </table:table-cell>
          <table:table-cell table:formula="of:=464.9594547153*10^(-3)" office:value-type="float" office:value="0.4649594547153">
            <text:p>0.4649594547</text:p>
          </table:table-cell>
          <table:table-cell table:formula="of:=895.0754252076*10^(-3)" office:value-type="float" office:value="0.8950754252076">
            <text:p>0.8950754252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8">
            <text:p>0.08</text:p>
          </table:table-cell>
          <table:table-cell office:value-type="float" office:value="44.33">
            <text:p>44.33</text:p>
          </table:table-cell>
          <table:table-cell office:value-type="float" office:value="2.12">
            <text:p>2.12</text:p>
          </table:table-cell>
          <table:table-cell office:value-type="float" office:value="1.69">
            <text:p>1.69</text:p>
          </table:table-cell>
          <table:table-cell/>
          <table:table-cell office:value-type="float" office:value="1000">
            <text:p>1000</text:p>
          </table:table-cell>
          <table:table-cell table:style-name="ce2" office:value-type="string">
            <text:p>pass</text:p>
          </table:table-cell>
          <table:table-cell/>
          <table:table-cell office:value-type="string">
            <text:p>previous implem.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2.35">
            <text:p>162.35</text:p>
          </table:table-cell>
          <table:table-cell table:formula="of:=1535.2284809351 *10^(-3)" office:value-type="float" office:value="1.5352284809351">
            <text:p>1.5352284809</text:p>
          </table:table-cell>
          <table:table-cell table:formula="of:=3514.2167363167*10^(-3)" office:value-type="float" office:value="3.5142167363167">
            <text:p>3.5142167363</text:p>
          </table:table-cell>
          <table:table-cell table:formula="of:=3540.3751043566 *10^(-3)" office:value-type="float" office:value="3.5403751043566">
            <text:p>3.5403751044</text:p>
          </table:table-cell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  <table:table-cell office:value-type="float" office:value="163.24">
            <text:p>163.24</text:p>
          </table:table-cell>
          <table:table-cell office:value-type="float" office:value="3.82">
            <text:p>3.82</text:p>
          </table:table-cell>
          <table:table-cell office:value-type="float" office:value="4.88">
            <text:p>4.88</text:p>
          </table:table-cell>
          <table:table-cell office:value-type="float" office:value="4.79">
            <text:p>4.79</text:p>
          </table:table-cell>
          <table:table-cell office:value-type="float" office:value="1000">
            <text:p>1000</text:p>
          </table:table-cell>
          <table:table-cell table:number-columns-repeated="2" table:style-name="ce2" office:value-type="string">
            <text:p>pass</text:p>
          </table:table-cell>
          <table:table-cell office:value-type="string">
            <text:p>did NOT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9.49">
            <text:p>649.49</text:p>
          </table:table-cell>
          <table:table-cell table:formula="of:= 5656.6121921539 *10^(-3)" office:value-type="float" office:value="5.6566121921539">
            <text:p>5.6566121922</text:p>
          </table:table-cell>
          <table:table-cell table:formula="of:=13858.6148738861*10^(-3)" office:value-type="float" office:value="13.8586148738861">
            <text:p>13.8586148739</text:p>
          </table:table-cell>
          <table:table-cell/>
          <table:table-cell office:value-type="float" office:value="1.41">
            <text:p>1.41</text:p>
          </table:table-cell>
          <table:table-cell office:value-type="float" office:value="0.35">
            <text:p>0.35</text:p>
          </table:table-cell>
          <table:table-cell office:value-type="float" office:value="647.4399999996">
            <text:p>647.4399999996</text:p>
          </table:table-cell>
          <table:table-cell office:value-type="float" office:value="10.08">
            <text:p>10.08</text:p>
          </table:table-cell>
          <table:table-cell office:value-type="float" office:value="15.11">
            <text:p>15.11</text:p>
          </table:table-cell>
          <table:table-cell/>
          <table:table-cell office:value-type="float" office:value="1000">
            <text:p>1000</text:p>
          </table:table-cell>
          <table:table-cell table:style-name="ce2" office:value-type="string">
            <text:p>(vel @ 1)</text:p>
          </table:table-cell>
          <table:table-cell table:style-name="ce2" office:value-type="string">
            <text:p>(velx @ 1)</text:p>
          </table:table-cell>
          <table:table-cell office:value-type="string">
            <text:p>pass for &gt; 256</text:p>
          </table:table-cell>
        </table:table-row>
        <table:table-row table:style-name="ro1">
          <table:table-cell table:style-name="ce3" office:value-type="float" office:value="4096">
            <text:p>4096</text:p>
          </table:table-cell>
          <table:table-cell table:style-name="ce3" office:value-type="float" office:value="2590.4600000101">
            <text:p>2590.4600000101</text:p>
          </table:table-cell>
          <table:table-cell table:style-name="ce3" table:number-columns-repeated="3"/>
          <table:table-cell table:style-name="ce3" office:value-type="float" office:value="2.53">
            <text:p>2.53</text:p>
          </table:table-cell>
          <table:table-cell table:style-name="ce3"/>
          <table:table-cell table:style-name="ce3" office:value-type="float" office:value="2594.93">
            <text:p>2594.93</text:p>
          </table:table-cell>
          <table:table-cell table:style-name="ce3" table:number-columns-repeated="2"/>
          <table:table-cell/>
          <table:table-cell table:style-name="ce3" office:value-type="float" office:value="1000">
            <text:p>1000</text:p>
          </table:table-cell>
          <table:table-cell table:style-name="ce2"/>
          <table:table-cell/>
          <table:table-cell office:value-type="string">
            <text:p>!!!!!!</text:p>
          </table:table-cell>
        </table:table-row>
        <table:table-row table:style-name="ro1">
          <table:table-cell table:number-columns-repeated="11" office:value-type="string">
            <text:p>----------------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TRUC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>
            <text:p>TURING</text:p>
          </table:table-cell>
          <table:table-cell table:style-name="ce1" office:value-type="string">
            <text:p>CPU</text:p>
          </table:table-cell>
          <table:table-cell/>
          <table:table-cell table:style-name="ce3"/>
          <table:table-cell/>
          <table:table-cell table:style-name="ce3" office:value-type="string">
            <text:p>Timing reported in seconds</text:p>
          </table:table-cell>
          <table:table-cell table:number-columns-repeated="2"/>
          <table:table-cell office:value-type="string">
            <text:p>w/optimizer flag</text:p>
          </table:table-cell>
          <table:table-cell office:value-type="string">
            <text:p>O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MIDAS</text:p>
          </table:table-cell>
          <table:table-cell table:style-name="ce1" office:value-type="string">
            <text:p>GPU</text:p>
          </table:table-cell>
          <table:table-cell office:value-type="string">
            <text:p>Tesla C2070</text:p>
          </table:table-cell>
          <table:table-cell office:value-type="string">
            <text:p>6/1 Xeon CPU</text:p>
          </table:table-cell>
          <table:table-cell table:number-columns-repeated="4"/>
          <table:table-cell table:style-name="ce3" office:value-type="string">
            <text:p>---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# points</text:p>
          </table:table-cell>
          <table:table-cell table:style-name="ce1" office:value-type="string">
            <text:p>velocity cpu</text:p>
          </table:table-cell>
          <table:table-cell table:style-name="ce1" office:value-type="string">
            <text:p>velocity gpu</text:p>
          </table:table-cell>
          <table:table-cell table:style-name="ce1" office:value-type="string">
            <text:p>force cpu</text:p>
          </table:table-cell>
          <table:table-cell table:style-name="ce1" office:value-type="string">
            <text:p>force gpu</text:p>
          </table:table-cell>
          <table:table-cell table:style-name="ce1" office:value-type="string">
            <text:p>total cpu</text:p>
          </table:table-cell>
          <table:table-cell table:style-name="ce1" office:value-type="string">
            <text:p>total gpu</text:p>
          </table:table-cell>
          <table:table-cell table:style-name="ce1" office:value-type="string">
            <text:p>time steps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">
            <text:p>0.09</text:p>
          </table:table-cell>
          <table:table-cell table:formula="of:=29.012160033 *10^(-3)" office:value-type="float" office:value="0.029012160033">
            <text:p>0.02901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65">
            <text:p>0.65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32">
            <text:p>1.32</text:p>
          </table:table-cell>
          <table:table-cell table:formula="of:=33.6597759984*10^(-3)" office:value-type="float" office:value="0.0336597759984">
            <text:p>0.03365977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1.38">
            <text:p>1.38</text:p>
          </table:table-cell>
          <table:table-cell office:value-type="float" office:value="1.26">
            <text:p>1.26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.66">
            <text:p>22.66</text:p>
          </table:table-cell>
          <table:table-cell table:formula="of:=255.6091840565 *10^(-3)" office:value-type="float" office:value="0.2556091840565">
            <text:p>0.2556091841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2.76">
            <text:p>22.76</text:p>
          </table:table-cell>
          <table:table-cell office:value-type="float" office:value="1.67">
            <text:p>1.67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71.1199999998">
            <text:p>371.1199999998</text:p>
          </table:table-cell>
          <table:table-cell table:style-name="ce4"/>
          <table:table-cell office:value-type="float" office:value="0.28">
            <text:p>0.28</text:p>
          </table:table-cell>
          <table:table-cell/>
          <table:table-cell office:value-type="float" office:value="371.78">
            <text:p>371.78</text:p>
          </table:table-cell>
          <table:table-cell/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***</text:p>
          </table:table-cell>
          <table:table-cell table:number-columns-repeated="3"/>
        </table:table-row>
        <table:table-row table:style-name="ro1">
          <table:table-cell table:number-columns-repeated="11" office:value-type="string">
            <text:p>------------------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NSTRUCT</text:p>
          </table:table-cell>
          <table:table-cell table:style-name="ce1" office:value-type="string">
            <text:p>MY LAPTOP</text:p>
          </table:table-cell>
          <table:table-cell table:style-name="ce1" office:value-type="string">
            <text:p>CPU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>
            <text:p>ROMANCE</text:p>
          </table:table-cell>
          <table:table-cell table:style-name="ce1" office:value-type="string">
            <text:p>GPU</text:p>
          </table:table-cell>
          <table:table-cell table:number-columns-repeated="6"/>
          <table:table-cell table:style-name="ce3" office:value-type="string">
            <text:p>SLOWEST</text:p>
          </table:table-cell>
          <table:table-cell table:style-name="ce3" office:value-type="string">
            <text:p>SYSTEM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# points</text:p>
          </table:table-cell>
          <table:table-cell table:style-name="ce1" office:value-type="string">
            <text:p>velocity cpu</text:p>
          </table:table-cell>
          <table:table-cell table:style-name="ce1" office:value-type="string">
            <text:p>velocity gpu</text:p>
          </table:table-cell>
          <table:table-cell table:style-name="ce1" office:value-type="string">
            <text:p>force cpu</text:p>
          </table:table-cell>
          <table:table-cell table:style-name="ce1" office:value-type="string">
            <text:p>force gpu</text:p>
          </table:table-cell>
          <table:table-cell table:style-name="ce1" office:value-type="string">
            <text:p>total cpu</text:p>
          </table:table-cell>
          <table:table-cell table:style-name="ce1" office:value-type="string">
            <text:p>total gpu</text:p>
          </table:table-cell>
          <table:table-cell table:style-name="ce1" office:value-type="string">
            <text:p>time steps</text:p>
          </table:table-cell>
          <table:table-cell table:style-name="ce5"/>
          <table:table-cell table:style-name="ce5" office:value-type="string">
            <text:p>velocity gpu</text:p>
          </table:table-cell>
          <table:table-cell table:style-name="ce5" office:value-type="string">
            <text:p>total gpu</text:p>
          </table:table-cell>
          <table:table-cell table:style-name="ce5" office:value-type="string">
            <text:p>time steps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72008">
            <text:p>0.072008</text:p>
          </table:table-cell>
          <table:table-cell table:formula="of:=26.0106559694*10^(-3)" office:value-type="float" office:value="0.0260106559694">
            <text:p>0.026010656</text:p>
          </table:table-cell>
          <table:table-cell office:value-type="float" office:value="0.003752">
            <text:p>0.003752</text:p>
          </table:table-cell>
          <table:table-cell office:value-type="float" office:value="0">
            <text:p>0</text:p>
          </table:table-cell>
          <table:table-cell office:value-type="float" office:value="0.084859">
            <text:p>0.084859</text:p>
          </table:table-cell>
          <table:table-cell office:value-type="float" office:value="0.45">
            <text:p>0.45</text:p>
          </table:table-cell>
          <table:table-cell office:value-type="float" office:value="1000">
            <text:p>1000</text:p>
          </table:table-cell>
          <table:table-cell table:style-name="ce3"/>
          <table:table-cell table:style-name="ce3" table:formula="of:=2578.9113550726 *10^(-3)" office:value-type="float" office:value="2.5789113550726">
            <text:p>2.5789113551</text:p>
          </table:table-cell>
          <table:table-cell table:style-name="ce3" office:value-type="float" office:value="38.21">
            <text:p>38.21</text:p>
          </table:table-cell>
          <table:table-cell table:style-name="ce3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981579">
            <text:p>0.981579</text:p>
          </table:table-cell>
          <table:table-cell table:formula="of:=35.078559991*10^(-3)" office:value-type="float" office:value="0.035078559991">
            <text:p>0.03507856</text:p>
          </table:table-cell>
          <table:table-cell office:value-type="float" office:value="0.016876">
            <text:p>0.016876</text:p>
          </table:table-cell>
          <table:table-cell office:value-type="float" office:value="0.02">
            <text:p>0.02</text:p>
          </table:table-cell>
          <table:table-cell office:value-type="float" office:value="1.028845">
            <text:p>1.028845</text:p>
          </table:table-cell>
          <table:table-cell office:value-type="float" office:value="0.48">
            <text:p>0.48</text:p>
          </table:table-cell>
          <table:table-cell office:value-type="float" office:value="1000">
            <text:p>1000</text:p>
          </table:table-cell>
          <table:table-cell table:style-name="ce3"/>
          <table:table-cell table:style-name="ce3" table:formula="of:=3521.4284545816 *10^(-3)" office:value-type="float" office:value="3.5214284545816">
            <text:p>3.5214284546</text:p>
          </table:table-cell>
          <table:table-cell table:style-name="ce3" office:value-type="float" office:value="40.07">
            <text:p>40.07</text:p>
          </table:table-cell>
          <table:table-cell table:style-name="ce3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5.686352">
            <text:p>15.686352</text:p>
          </table:table-cell>
          <table:table-cell table:formula="of:=383.8959357738 *10^(-3)" office:value-type="float" office:value="0.3838959357738">
            <text:p>0.3838959358</text:p>
          </table:table-cell>
          <table:table-cell office:value-type="float" office:value="0.078868">
            <text:p>0.078868</text:p>
          </table:table-cell>
          <table:table-cell office:value-type="float" office:value="0.02">
            <text:p>0.02</text:p>
          </table:table-cell>
          <table:table-cell office:value-type="float" office:value="15.890335">
            <text:p>15.890335</text:p>
          </table:table-cell>
          <table:table-cell office:value-type="float" office:value="0.92">
            <text:p>0.92</text:p>
          </table:table-cell>
          <table:table-cell office:value-type="float" office:value="1000">
            <text:p>1000</text:p>
          </table:table-cell>
          <table:table-cell table:style-name="ce3" table:number-columns-repeated="3"/>
          <table:table-cell table:style-name="ce3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8.4438459999">
            <text:p>248.4438459999</text:p>
          </table:table-cell>
          <table:table-cell office:value-type="string">
            <text:p>?</text:p>
          </table:table-cell>
          <table:table-cell office:value-type="float" office:value="0.341985">
            <text:p>0.341985</text:p>
          </table:table-cell>
          <table:table-cell office:value-type="string">
            <text:p>?</text:p>
          </table:table-cell>
          <table:table-cell office:value-type="float" office:value="249.339132">
            <text:p>249.339132</text:p>
          </table:table-cell>
          <table:table-cell office:value-type="string">
            <text:p>?</text:p>
          </table:table-cell>
          <table:table-cell office:value-type="float" office:value="1000">
            <text:p>1000</text:p>
          </table:table-cell>
          <table:table-cell table:style-name="ce3"/>
          <table:table-cell table:number-columns-repeated="3" table:style-name="ce3" office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~3964.93</text:p>
          </table:table-cell>
          <table:table-cell office:value-type="string">
            <text:p>?</text:p>
          </table:table-cell>
          <table:table-cell office:value-type="string">
            <text:p>---</text:p>
          </table:table-cell>
          <table:table-cell office:value-type="string">
            <text:p>?</text:p>
          </table:table-cell>
          <table:table-cell office:value-type="string">
            <text:p>---</text:p>
          </table:table-cell>
          <table:table-cell office:value-type="string">
            <text:p>?</text:p>
          </table:table-cell>
          <table:table-cell office:value-type="float" office:value="1000">
            <text:p>1000</text:p>
          </table:table-cell>
          <table:table-cell table:style-name="ce3"/>
          <table:table-cell table:number-columns-repeated="2" table:style-name="ce3" office:value-type="string">
            <text:p>?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11"/>
          <table:table-cell table:style-name="ce3"/>
          <table:table-cell table:number-columns-repeated="3"/>
        </table:table-row>
        <table:table-row table:style-name="ro1">
          <table:table-cell table:style-name="ce3" office:value-type="string">
            <text:p>bad implem.</text:p>
          </table:table-cell>
          <table:table-cell table:number-columns-repeated="10"/>
          <table:table-cell table:style-name="ce3"/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/>
          <table:table-cell table:formula="of:=6266.4172825813*10^(-3)" office:value-type="float" office:value="6.2664172825813">
            <text:p>6.2664172826</text:p>
          </table:table-cell>
          <table:table-cell/>
          <table:table-cell office:value-type="float" office:value="0.18">
            <text:p>0.18</text:p>
          </table:table-cell>
          <table:table-cell/>
          <table:table-cell office:value-type="float" office:value="16.41">
            <text:p>16.41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4096">
            <text:p>4096</text:p>
          </table:table-cell>
          <table:table-cell/>
          <table:table-cell table:formula="of:=100464.6083076*10^(-3)" office:value-type="float" office:value="100.4646083076">
            <text:p>100.4646083076</text:p>
          </table:table-cell>
          <table:table-cell/>
          <table:table-cell office:value-type="float" office:value="0.56">
            <text:p>0.56</text:p>
          </table:table-cell>
          <table:table-cell/>
          <table:table-cell office:value-type="float" office:value="258.59">
            <text:p>258.59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11"/>
          <table:table-cell table:style-name="ce3" office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# points</text:p>
          </table:table-cell>
          <table:table-cell table:style-name="ce1" office:value-type="string">
            <text:p>CPU Velocity</text:p>
          </table:table-cell>
          <table:table-cell table:style-name="ce1" office:value-type="string">
            <text:p>CPU Total</text:p>
          </table:table-cell>
          <table:table-cell table:style-name="ce1" office:value-type="string">
            <text:p>GPU Velocity</text:p>
          </table:table-cell>
          <table:table-cell table:style-name="ce1" office:value-type="string">
            <text:p>GPU Total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.05">
            <text:p>0.05</text:p>
          </table:table-cell>
          <table:table-cell table:formula="of:=26.6992000304*10^(-3)" office:value-type="float" office:value="0.0266992000304">
            <text:p>0.0266992</text:p>
          </table:table-cell>
          <table:table-cell office:value-type="float" office:value="0.78">
            <text:p>0.78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table:formula="of:=31.140064086*10^(-3)" office:value-type="float" office:value="0.031140064086">
            <text:p>0.0311400641</text:p>
          </table:table-cell>
          <table:table-cell office:value-type="float" office:value="1.2">
            <text:p>1.2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>
            <draw:frame table:end-cell-address="Sheet1.R66" table:end-x="0.3476in" table:end-y="0.0815in" draw:z-index="1" draw:style-name="gr1" svg:width="2.9634in" svg:height="4.3685in" svg:x="0.0516in" svg:y="0.102in">
              <draw:object draw:notify-on-update-of-ranges="Sheet1.C49:Sheet1.C52 Sheet1.D48:Sheet1.D48 Sheet1.D49:Sheet1.D52 Sheet1.C49:Sheet1.C52 Sheet1.E48:Sheet1.E48 Sheet1.E49:Sheet1.E52 Sheet1.C49:Sheet1.C52 Sheet1.F48:Sheet1.F48 Sheet1.F49:Sheet1.F52 Sheet1.C49:Sheet1.C52 Sheet1.G48:Sheet1.G48 Sheet1.G49:Sheet1.G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 table:style-name="Default" office:value-type="string">
            <text:p>UNSTRUC</text:p>
          </table:table-cell>
          <table:table-cell office:value-type="float" office:value="256">
            <text:p>256</text:p>
          </table:table-cell>
          <table:table-cell office:value-type="float" office:value="10.44">
            <text:p>10.44</text:p>
          </table:table-cell>
          <table:table-cell office:value-type="float" office:value="10.56">
            <text:p>10.56</text:p>
          </table:table-cell>
          <table:table-cell table:formula="of:=253.6307194382*10^(-3)" office:value-type="float" office:value="0.2536307194382">
            <text:p>0.2536307194</text:p>
          </table:table-cell>
          <table:table-cell office:value-type="float" office:value="1.52">
            <text:p>1.52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512">
            <text:p>512</text:p>
          </table:table-cell>
          <table:table-cell office:value-type="float" office:value="43.93">
            <text:p>43.93</text:p>
          </table:table-cell>
          <table:table-cell office:value-type="float" office:value="44.33">
            <text:p>44.33</text:p>
          </table:table-cell>
          <table:table-cell office:value-type="float" office:value="0.895">
            <text:p>0.895</text:p>
          </table:table-cell>
          <table:table-cell office:value-type="float" office:value="1.69">
            <text:p>1.69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1024">
            <text:p>1024</text:p>
          </table:table-cell>
          <table:table-cell office:value-type="float" office:value="162.35">
            <text:p>162.35</text:p>
          </table:table-cell>
          <table:table-cell office:value-type="float" office:value="163.24">
            <text:p>163.24</text:p>
          </table:table-cell>
          <table:table-cell office:value-type="float" office:value="3.514">
            <text:p>3.514</text:p>
          </table:table-cell>
          <table:table-cell office:value-type="float" office:value="4.79">
            <text:p>4.79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2048">
            <text:p>2048</text:p>
          </table:table-cell>
          <table:table-cell office:value-type="float" office:value="649.49">
            <text:p>649.49</text:p>
          </table:table-cell>
          <table:table-cell office:value-type="float" office:value="647.4399999996">
            <text:p>647.4399999996</text:p>
          </table:table-cell>
          <table:table-cell office:value-type="float" office:value="13.859">
            <text:p>13.859</text:p>
          </table:table-cell>
          <table:table-cell office:value-type="float" office:value="15.11">
            <text:p>15.11</text:p>
          </table:table-cell>
          <table:table-cell/>
          <table:table-cell table:style-name="Default">
            <draw:frame table:end-cell-address="Sheet1.M74" table:end-x="0.0102in" table:end-y="0.0748in" draw:z-index="0" draw:style-name="gr1" svg:width="2.7413in" svg:height="4.9921in" svg:x="0.389in" svg:y="0.1472in">
              <draw:object draw:notify-on-update-of-ranges="Sheet1.C39:Sheet1.C44 Sheet1.D38:Sheet1.D38 Sheet1.D39:Sheet1.D44 Sheet1.C39:Sheet1.C44 Sheet1.E38:Sheet1.E38 Sheet1.E39:Sheet1.E44 Sheet1.C39:Sheet1.C44 Sheet1.F38:Sheet1.F38 Sheet1.F39:Sheet1.F44 Sheet1.C39:Sheet1.C44 Sheet1.G38:Sheet1.G38 Sheet1.G39:Sheet1.G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" office:value-type="string">
            <text:p># points</text:p>
          </table:table-cell>
          <table:table-cell table:style-name="ce1" office:value-type="string">
            <text:p>CPU Velocity</text:p>
          </table:table-cell>
          <table:table-cell table:style-name="ce1" office:value-type="string">
            <text:p>CPU Total</text:p>
          </table:table-cell>
          <table:table-cell table:style-name="ce1" office:value-type="string">
            <text:p>GPU Velocity</text:p>
          </table:table-cell>
          <table:table-cell table:style-name="ce1" office:value-type="string">
            <text:p>GPU Total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16">
            <text:p>16</text:p>
          </table:table-cell>
          <table:table-cell table:number-columns-repeated="2" office:value-type="float" office:value="0.09">
            <text:p>0.09</text:p>
          </table:table-cell>
          <table:table-cell table:formula="of:=29.012160033 *10^(-3)" office:value-type="float" office:value="0.029012160033">
            <text:p>0.02901216</text:p>
          </table:table-cell>
          <table:table-cell office:value-type="float" office:value="0.65">
            <text:p>0.6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>
            <text:p>STRUC</text:p>
          </table:table-cell>
          <table:table-cell office:value-type="float" office:value="64">
            <text:p>64</text:p>
          </table:table-cell>
          <table:table-cell office:value-type="float" office:value="1.32">
            <text:p>1.32</text:p>
          </table:table-cell>
          <table:table-cell office:value-type="float" office:value="1.38">
            <text:p>1.38</text:p>
          </table:table-cell>
          <table:table-cell table:formula="of:=33.6597759984*10^(-3)" office:value-type="float" office:value="0.0336597759984">
            <text:p>0.033659776</text:p>
          </table:table-cell>
          <table:table-cell office:value-type="float" office:value="1.26">
            <text:p>1.26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256">
            <text:p>256</text:p>
          </table:table-cell>
          <table:table-cell office:value-type="float" office:value="22.66">
            <text:p>22.66</text:p>
          </table:table-cell>
          <table:table-cell office:value-type="float" office:value="22.76">
            <text:p>22.76</text:p>
          </table:table-cell>
          <table:table-cell table:formula="of:=255.6091840565 *10^(-3)" office:value-type="float" office:value="0.2556091840565">
            <text:p>0.2556091841</text:p>
          </table:table-cell>
          <table:table-cell office:value-type="float" office:value="1.67">
            <text:p>1.67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1024">
            <text:p>1024</text:p>
          </table:table-cell>
          <table:table-cell office:value-type="float" office:value="371.1199999998">
            <text:p>371.1199999998</text:p>
          </table:table-cell>
          <table:table-cell office:value-type="float" office:value="371.78">
            <text:p>371.78</text:p>
          </table:table-cell>
          <table:table-cell office:value-type="float" office:value="1.6422220783">
            <text:p>1.6422220783</text:p>
          </table:table-cell>
          <table:table-cell office:value-type="float" office:value="3.98">
            <text:p>3.98</text:p>
          </table:table-cell>
          <table:table-cell table:style-name="Default" table:number-columns-repeated="5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1" number:grouping="true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2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lina Copos</meta:initial-creator>
    <meta:creation-date>2013-02-11T22:30:52</meta:creation-date>
    <dc:date>2013-02-22T12:27:03</dc:date>
    <dc:creator>Calina Copos</dc:creator>
    <meta:editing-duration>P1DT17H22M39S</meta:editing-duration>
    <meta:editing-cycles>49</meta:editing-cycles>
    <meta:generator>OpenOffice.org/3.3$Unix OpenOffice.org_project/330m20$Build-9567</meta:generator>
    <meta:document-statistic meta:table-count="3" meta:cell-count="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>
        <chart:symbol-image xlink:href="Pictures/2000000D000000DD000000DDDC7CCDFB.svm" xlink:type="simple" xlink:actuate="onLoad"/>
      </style:chart-properties>
      <style:graphic-properties draw:stroke="dash" draw:stroke-dash="Ultrafine_20_Dashed" svg:stroke-width="0.076cm" svg:stroke-color="#004586" svg:stroke-opacity="80%" draw:fill-color="#004586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.964cm" svg:height="12.681cm" xlink:href=".." xlink:type="simple" chart:class="chart:scatter" chart:style-name="ch1">
        <chart:legend chart:legend-position="top" svg:x="1.078cm" svg:y="0.826cm" chart:style-name="ch2"/>
        <chart:plot-area chart:style-name="ch3" table:cell-range-address="Sheet1.C39:Sheet1.G44 Sheet1.D38:Sheet1.G38" chart:data-source-has-labels="row" svg:x="0.274cm" svg:y="2.143cm" svg:width="6.431cm" svg:height="8.75cm">
          <chartooo:coordinate-region svg:x="1.305cm" svg:y="2.345cm" svg:width="4.908cm" svg:height="7.898cm"/>
          <chart:axis chart:dimension="x" chart:name="primary-x" chart:style-name="ch4">
            <chart:title svg:x="2.782cm" svg:y="11.146cm" chart:style-name="ch5">
              <text:p>Grid Size</text:p>
            </chart:title>
            <chart:grid chart:style-name="ch6" chart:class="major"/>
          </chart:axis>
          <chart:axis chart:dimension="y" chart:name="primary-y" chart:style-name="ch4">
            <chart:title svg:x="0cm" svg:y="7.895cm" chart:style-name="ch7">
              <text:p>Execution Time (s)</text:p>
            </chart:title>
            <chart:grid chart:style-name="ch6" chart:class="major"/>
          </chart:axis>
          <chart:series chart:style-name="ch8" chart:values-cell-range-address="Sheet1.D39:Sheet1.D44" chart:label-cell-address="Sheet1.D38:Sheet1.D38" chart:class="chart:scatter">
            <chart:domain table:cell-range-address="Sheet1.C39:Sheet1.C44"/>
            <chart:data-point chart:repeated="6"/>
          </chart:series>
          <chart:series chart:style-name="ch9" chart:values-cell-range-address="Sheet1.E39:Sheet1.E44" chart:label-cell-address="Sheet1.E38:Sheet1.E38" chart:class="chart:scatter">
            <chart:data-point chart:repeated="6"/>
          </chart:series>
          <chart:series chart:style-name="ch10" chart:values-cell-range-address="Sheet1.F39:Sheet1.F44" chart:label-cell-address="Sheet1.F38:Sheet1.F38" chart:class="chart:scatter">
            <chart:data-point chart:repeated="6"/>
          </chart:series>
          <chart:series chart:style-name="ch11" chart:values-cell-range-address="Sheet1.G39:Sheet1.G44" chart:label-cell-address="Sheet1.G38:Sheet1.G3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PU Velocity</text:p>
                <draw:g>
                  <svg:desc>Sheet1.D38:Sheet1.D38</svg:desc>
                </draw:g>
              </table:table-cell>
              <table:table-cell office:value-type="string">
                <text:p>CPU Total</text:p>
                <draw:g>
                  <svg:desc>Sheet1.E38:Sheet1.E38</svg:desc>
                </draw:g>
              </table:table-cell>
              <table:table-cell office:value-type="string">
                <text:p>GPU Velocity</text:p>
                <draw:g>
                  <svg:desc>Sheet1.F38:Sheet1.F38</svg:desc>
                </draw:g>
              </table:table-cell>
              <table:table-cell office:value-type="string">
                <text:p>GPU Total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39:Sheet1.C44</svg:desc>
                </draw:g>
              </table:table-cell>
              <table:table-cell office:value-type="float" office:value="0.05">
                <text:p>0.05</text:p>
                <draw:g>
                  <svg:desc>Sheet1.D39:Sheet1.D44</svg:desc>
                </draw:g>
              </table:table-cell>
              <table:table-cell office:value-type="float" office:value="0.05">
                <text:p>0.05</text:p>
                <draw:g>
                  <svg:desc>Sheet1.E39:Sheet1.E44</svg:desc>
                </draw:g>
              </table:table-cell>
              <table:table-cell office:value-type="float" office:value="0.0266992000304">
                <text:p>0.0266992000304</text:p>
                <draw:g>
                  <svg:desc>Sheet1.F39:Sheet1.F44</svg:desc>
                </draw:g>
              </table:table-cell>
              <table:table-cell office:value-type="float" office:value="0.78">
                <text:p>0.78</text:p>
                <draw:g>
                  <svg:desc>Sheet1.G39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66">
                <text:p>0.66</text:p>
              </table:table-cell>
              <table:table-cell office:value-type="float" office:value="0.72">
                <text:p>0.72</text:p>
              </table:table-cell>
              <table:table-cell office:value-type="float" office:value="0.031140064086">
                <text:p>0.03114006408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0.44">
                <text:p>10.44</text:p>
              </table:table-cell>
              <table:table-cell office:value-type="float" office:value="10.56">
                <text:p>10.56</text:p>
              </table:table-cell>
              <table:table-cell office:value-type="float" office:value="0.2536307194382">
                <text:p>0.25363071943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43.93">
                <text:p>43.93</text:p>
              </table:table-cell>
              <table:table-cell office:value-type="float" office:value="44.33">
                <text:p>44.33</text:p>
              </table:table-cell>
              <table:table-cell office:value-type="float" office:value="0.895">
                <text:p>0.89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162.35">
                <text:p>162.35</text:p>
              </table:table-cell>
              <table:table-cell office:value-type="float" office:value="163.24">
                <text:p>163.24</text:p>
              </table:table-cell>
              <table:table-cell office:value-type="float" office:value="3.514">
                <text:p>3.514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649.49">
                <text:p>649.49</text:p>
              </table:table-cell>
              <table:table-cell office:value-type="float" office:value="647.4399999996">
                <text:p>647.4399999996</text:p>
              </table:table-cell>
              <table:table-cell office:value-type="float" office:value="13.859">
                <text:p>13.859</text:p>
              </table:table-cell>
              <table:table-cell office:value-type="float" office:value="15.11">
                <text:p>15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>
        <chart:symbol-image xlink:href="Pictures/2000000D000000DD000000DDDC7CCDFB.svm" xlink:type="simple" xlink:actuate="onLoad"/>
      </style:chart-properties>
      <style:graphic-properties draw:stroke="dash" draw:stroke-dash="Ultrafine_20_Dashed" svg:stroke-width="0.08cm" svg:stroke-color="#004586" svg:stroke-opacity="80%" draw:fill-color="#004586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528cm" svg:height="11.097cm" xlink:href=".." xlink:type="simple" chart:class="chart:scatter" chart:style-name="ch1">
        <chart:legend chart:legend-position="top" svg:x="1.36cm" svg:y="0.762cm" chart:style-name="ch2"/>
        <chart:plot-area chart:style-name="ch3" table:cell-range-address="Sheet1.C49:Sheet1.G52 Sheet1.D48:Sheet1.G48" chart:data-source-has-labels="row" svg:x="1.131cm" svg:y="2.25cm" svg:width="6.097cm" svg:height="7.675cm">
          <chartooo:coordinate-region svg:x="2.162cm" svg:y="2.452cm" svg:width="4.574cm" svg:height="6.823cm"/>
          <chart:axis chart:dimension="x" chart:name="primary-x" chart:style-name="ch4">
            <chart:title svg:x="3.472cm" svg:y="10.146cm" chart:style-name="ch5">
              <text:p>Grid Size</text:p>
            </chart:title>
            <chart:grid chart:style-name="ch6" chart:class="major"/>
          </chart:axis>
          <chart:axis chart:dimension="y" chart:name="primary-y" chart:style-name="ch4">
            <chart:title svg:x="0.451cm" svg:y="7.464cm" chart:style-name="ch7">
              <text:p>Execution Time (s)</text:p>
            </chart:title>
            <chart:grid chart:style-name="ch6" chart:class="major"/>
          </chart:axis>
          <chart:series chart:style-name="ch8" chart:values-cell-range-address="Sheet1.D49:Sheet1.D52" chart:label-cell-address="Sheet1.D48:Sheet1.D48" chart:class="chart:scatter">
            <chart:domain table:cell-range-address="Sheet1.C49:Sheet1.C52"/>
            <chart:data-point chart:repeated="4"/>
          </chart:series>
          <chart:series chart:style-name="ch9" chart:values-cell-range-address="Sheet1.E49:Sheet1.E52" chart:label-cell-address="Sheet1.E48:Sheet1.E48" chart:class="chart:scatter">
            <chart:data-point chart:repeated="4"/>
          </chart:series>
          <chart:series chart:style-name="ch10" chart:values-cell-range-address="Sheet1.F49:Sheet1.F52" chart:label-cell-address="Sheet1.F48:Sheet1.F48" chart:class="chart:scatter">
            <chart:data-point chart:repeated="4"/>
          </chart:series>
          <chart:series chart:style-name="ch11" chart:values-cell-range-address="Sheet1.G49:Sheet1.G52" chart:label-cell-address="Sheet1.G48:Sheet1.G4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PU Velocity</text:p>
                <draw:g>
                  <svg:desc>Sheet1.D48:Sheet1.D48</svg:desc>
                </draw:g>
              </table:table-cell>
              <table:table-cell office:value-type="string">
                <text:p>CPU Total</text:p>
                <draw:g>
                  <svg:desc>Sheet1.E48:Sheet1.E48</svg:desc>
                </draw:g>
              </table:table-cell>
              <table:table-cell office:value-type="string">
                <text:p>GPU Velocity</text:p>
                <draw:g>
                  <svg:desc>Sheet1.F48:Sheet1.F48</svg:desc>
                </draw:g>
              </table:table-cell>
              <table:table-cell office:value-type="string">
                <text:p>GPU Total</text:p>
                <draw:g>
                  <svg:desc>Sheet1.G48:Sheet1.G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49:Sheet1.C52</svg:desc>
                </draw:g>
              </table:table-cell>
              <table:table-cell office:value-type="float" office:value="0.09">
                <text:p>0.09</text:p>
                <draw:g>
                  <svg:desc>Sheet1.D49:Sheet1.D52</svg:desc>
                </draw:g>
              </table:table-cell>
              <table:table-cell office:value-type="float" office:value="0.09">
                <text:p>0.09</text:p>
                <draw:g>
                  <svg:desc>Sheet1.E49:Sheet1.E52</svg:desc>
                </draw:g>
              </table:table-cell>
              <table:table-cell office:value-type="float" office:value="0.029012160033">
                <text:p>0.029012160033</text:p>
                <draw:g>
                  <svg:desc>Sheet1.F49:Sheet1.F52</svg:desc>
                </draw:g>
              </table:table-cell>
              <table:table-cell office:value-type="float" office:value="0.65">
                <text:p>0.65</text:p>
                <draw:g>
                  <svg:desc>Sheet1.G49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.32">
                <text:p>1.32</text:p>
              </table:table-cell>
              <table:table-cell office:value-type="float" office:value="1.38">
                <text:p>1.38</text:p>
              </table:table-cell>
              <table:table-cell office:value-type="float" office:value="0.0336597759984">
                <text:p>0.033659775998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2.66">
                <text:p>22.66</text:p>
              </table:table-cell>
              <table:table-cell office:value-type="float" office:value="22.76">
                <text:p>22.76</text:p>
              </table:table-cell>
              <table:table-cell office:value-type="float" office:value="0.2556091840565">
                <text:p>0.255609184056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371.1199999998">
                <text:p>371.1199999998</text:p>
              </table:table-cell>
              <table:table-cell office:value-type="float" office:value="371.78">
                <text:p>371.78</text:p>
              </table:table-cell>
              <table:table-cell office:value-type="float" office:value="1.6422220783">
                <text:p>1.6422220783</text:p>
              </table:table-cell>
              <table:table-cell office:value-type="float" office:value="3.98">
                <text:p>3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